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XO Oriel" svg:font-family="'XO Oriel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gjhkghjkghjkghj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ghjkghkjh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XO Oriel" svg:font-family="'XO Oriel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Carli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XO Oriel" fo:font-family="'XO Oriel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2T10:35:42.478000000</dc:date>
    <meta:editing-duration>PT7S</meta:editing-duration>
    <meta:editing-cycles>1</meta:editing-cycles>
    <meta:document-statistic meta:object-count="25"/>
    <meta:generator>Редактор_презентаций/2.3.1.1.0$Windows_X86_64 LibreOffice_project/b087c9bfe1dcafb0a6de0363c57bc726d347755e</meta:generator>
  </office:meta>
</office:document-meta>
</file>